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fo:margin-left="0cm" fo:margin-right="0cm" fo:margin-top="0.381cm" fo:margin-bottom="0cm" table:align="margins"/>
    </style:style>
    <style:style style:name="Table1.A" style:family="table-column">
      <style:table-column-properties style:column-width="3.944cm" style:rel-column-width="15208*"/>
    </style:style>
    <style:style style:name="Table1.B" style:family="table-column">
      <style:table-column-properties style:column-width="3.037cm" style:rel-column-width="11707*"/>
    </style:style>
    <style:style style:name="Table1.C" style:family="table-column">
      <style:table-column-properties style:column-width="5.009cm" style:rel-column-width="19310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Liberation Serif2"/>
    </style:style>
    <style:style style:name="P3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4" style:family="paragraph" style:parent-style-name="Table_20_Contents">
      <style:text-properties style:font-name="Liberation Serif2"/>
    </style:style>
    <style:style style:name="P5" style:family="paragraph" style:parent-style-name="Table_20_Contents">
      <style:paragraph-properties fo:text-align="end" style:justify-single-word="false"/>
      <style:text-properties style:font-name="Liberation Serif2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margin-left="11.28cm" fo:margin-right="0cm" fo:text-indent="0cm" style:auto-text-indent="false"/>
      <style:text-properties style:font-name="Liberation Sans1"/>
    </style:style>
    <style:style style:name="P8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Liberation Sans1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>
      <style:text-properties officeooo:paragraph-rsid="001d64ef"/>
    </style:style>
    <style:style style:name="P11" style:family="paragraph" style:parent-style-name="Table_20_Contents">
      <style:text-properties style:font-name="Liberation Serif2"/>
    </style:style>
    <style:style style:name="P12" style:family="paragraph" style:parent-style-name="Table_20_Contents">
      <style:paragraph-properties fo:text-align="end" style:justify-single-word="false"/>
      <style:text-properties style:font-name="Liberation Serif2" officeooo:paragraph-rsid="001e441d"/>
    </style:style>
    <style:style style:name="P13" style:family="paragraph" style:parent-style-name="Table_20_Heading">
      <style:paragraph-properties fo:text-align="center" style:justify-single-word="false"/>
      <style:text-properties style:font-name="Liberation Serif2" officeooo:paragraph-rsid="001e441d"/>
    </style:style>
    <style:style style:name="P14" style:family="paragraph" style:parent-style-name="Table_20_Heading">
      <style:paragraph-properties fo:text-align="end" style:justify-single-word="false"/>
      <style:text-properties style:font-name="Liberation Serif2" officeooo:paragraph-rsid="001e441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shipment in objects"&gt;</text:placeholder></text:p>
      <text:p text:style-name="P8"><text:placeholder text:placeholder-type="text">&lt;setLang(shipment.delivery_address.party.lang and shipment.delivery_address.party.lang.code or 'en_US')&gt;</text:placeholder><text:placeholder text:placeholder-type="text">&lt;shipment.setLang(shipment.delivery_address.party.lang and shipment.delivery_address.party.lang.code or 'en_US')&gt;</text:placeholder><text:placeholder text:placeholder-type="text">&lt;shipment.delivery_address.party.full_name&gt;</text:placeholder></text:p>
      <text:p text:style-name="P7"><text:placeholder text:placeholder-type="text">&lt;for each="line in shipment.delivery_address.full_address.split('\n')"&gt;</text:placeholder></text:p>
      <text:p text:style-name="P7"><text:placeholder text:placeholder-type="text">&lt;line&gt;</text:placeholder></text:p>
      <text:p text:style-name="P7"><text:placeholder text:placeholder-type="text">&lt;/for&gt;</text:placeholder></text:p>
      <text:p text:style-name="P9">Delivery Note</text:p>
      <text:p text:style-name="P10"><text:span text:style-name="T1">Shipment Number:</text:span> <text:placeholder text:placeholder-type="text">&lt;shipment.code&gt;</text:placeholder><text:span text:style-name="T2"><text:line-break/></text:span><text:span text:style-name="T1">Customer Code:</text:span><text:span text:style-name="T2"> </text:span><text:span text:style-name="T2"><text:placeholder text:placeholder-type="text">&lt;shipment.customer.code&gt;</text:placeholder></text:span><text:span text:style-name="T2"><text:line-break/></text:span><text:span text:style-name="T1">Reference:</text:span><text:span text:style-name="T2"> </text:span><text:span text:style-name="T2"><text:placeholder text:placeholder-type="text">&lt;shipment.origins or ''&gt;</text:placeholder></text:span><text:span text:style-name="T2"><text:placeholder text:placeholder-type="text">&lt;', ' if (shipment.origins and shipment.reference) else ''&gt;</text:placeholder></text:span><text:span text:style-name="T2"><text:placeholder text:placeholder-type="text">&lt;shipment.reference or ''&gt;</text:placeholder></text:span><text:span text:style-name="T2"><text:line-break/></text:span><text:span text:style-name="T1">Date: </text:span><text:span text:style-name="T2"><text:placeholder text:placeholder-type="text">&lt;formatLang(shipment.effective_date and shipment.effective_date or datetime.datetime.today(), shipment.delivery_address.party.lang)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header-rows>
          <table:table-row>
            <table:table-cell table:style-name="Table1.A1" office:value-type="string">
              <text:p text:style-name="P3">Product</text:p>
            </table:table-cell>
            <table:table-cell table:style-name="Table1.A1" office:value-type="string">
              <text:p text:style-name="P3">Quantity</text:p>
            </table:table-cell>
            <table:table-cell table:style-name="Table1.A1" office:value-type="string">
              <text:p text:style-name="P13">Price</text:p>
            </table:table-cell>
            <table:table-cell table:style-name="Table1.D1" office:value-type="string">
              <text:p text:style-name="P13">Total</text:p>
            </table:table-cell>
          </table:table-row>
        </table:table-header-rows>
        <table:table-row>
          <table:table-cell table:style-name="Table1.A2" table:number-columns-spanned="4" office:value-type="string">
            <text:p text:style-name="P4"><text:placeholder text:placeholder-type="text">&lt;for each="move in shipment.outgoing_mov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"><text:placeholder text:placeholder-type="text">&lt;product_name(move.product.id, shipment.delivery_address.party.lang and shipment.delivery_address.party.lang.code or 'en_US')&gt;</text:placeholder></text:p>
          </table:table-cell>
          <table:table-cell table:style-name="Table1.B3" office:value-type="string">
            <text:p text:style-name="P5"><text:placeholder text:placeholder-type="text">&lt;formatLang(move.quantity, shipment.delivery_address.party.lang, digits=move.unit_digits)&gt;</text:placeholder> <text:placeholder text:placeholder-type="text">&lt;move.uom.symbol&gt;</text:placeholder></text:p>
          </table:table-cell>
          <table:table-cell table:style-name="Table1.C3" office:value-type="string">
            <text:p text:style-name="P12"><text:placeholder text:placeholder-type="text">&lt;formatLang(move.unit_price, shipment.customer.lang, currency=shipment.company.currency)&gt;</text:placeholder></text:p>
          </table:table-cell>
          <table:table-cell table:style-name="Table1.D3" office:value-type="string">
            <text:p text:style-name="P12"><text:placeholder text:placeholder-type="text">&lt;formatLang(move.amount, shipment.customer.lang, currency=shipment.company.currency)&gt;</text:placeholder></text:p>
          </table:table-cell>
        </table:table-row>
        <table:table-row>
          <table:table-cell table:style-name="Table1.A4" table:number-columns-spanned="2" office:value-type="string">
            <text:p text:style-name="P4"><text:placeholder text:placeholder-type="text">&lt;/for&gt;</text:placeholder></text:p>
          </table:table-cell>
          <table:covered-table-cell/>
          <table:table-cell table:style-name="Table1.C4" office:value-type="string">
            <text:p text:style-name="P4"/>
          </table:table-cell>
          <table:table-cell table:style-name="Table1.D4" office:value-type="string">
            <text:p text:style-name="P4"/>
          </table:table-cell>
        </table:table-row>
      </table:table>
      <text:p text:style-name="P14">Total (excl. taxes): <text:placeholder text:placeholder-type="text">&lt;formatLang(shipment.untaxed_amount, shipment.customer.lang, currency=shipment.company.currency)&gt;</text:placeholder></text:p>
      <text:p text:style-name="P14">Taxes: <text:placeholder text:placeholder-type="text">&lt;formatLang(shipment.tax_amount, shipment.customer.lang, currency=shipment.company.currency)&gt;</text:placeholder></text:p>
      <text:p text:style-name="P14">Total: <text:placeholder text:placeholder-type="text">&lt;formatLang(shipment.total_amount, shipment.customer.lang, currency=shipment.company.currency)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8-06-07T15:29:02</meta:creation-date>
    <dc:date>2009-03-26T18:33:13</dc:date>
    <meta:editing-cycles>1</meta:editing-cycles>
    <meta:editing-duration>PT0S</meta:editing-duration>
    <meta:document-statistic meta:table-count="1" meta:image-count="0" meta:object-count="0" meta:page-count="2" meta:paragraph-count="22" meta:word-count="88" meta:character-count="1532" meta:non-whitespace-character-count="1466"/>
    <meta:user-defined meta:name="Info 1"/>
    <meta:user-defined meta:name="Info 2"/>
    <meta:user-defined meta:name="Info 3"/>
    <meta:user-defined meta:name="Info 4"/>
  </office:meta>
</office:document-meta>
</file>